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041: "* (Die Schatzkiste beinhaltet \"\\cY~1\\cW\".)/",</text:p>
          </table:table-cell>
          <table:table-cell table:number-columns-repeated="7"/>
          <table:table-cell office:value-type="string" calcext:value-type="string">
            <text:p>Zeilennummer 1041: "* (You opened the treasure chest.^1)&amp;* (Inside was \\cY~1\\cW.)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041: "* (Du packst \"\\cY~1\\cW\" \\~2\\cW\".)/%",</text:p>
          </table:table-cell>
          <table:table-cell table:number-columns-repeated="7"/>
          <table:table-cell office:value-type="string" calcext:value-type="string">
            <text:p>Zeilennummer 1041: "* (You put \\cY~1\\cW in your \\cY~2\\cW.)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041: "* (Du packst \"\\cY~1\\cW\" \\~2\\cW\".)/",</text:p>
          </table:table-cell>
          <table:table-cell table:number-columns-repeated="7"/>
          <table:table-cell office:value-type="string" calcext:value-type="string">
            <text:p>Zeilennummer 1041: "* (You put \\cY~1\\cW in your \\cY~2\\cW.)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041: "* Kris Diese Schleife dient als <text:s/>Ausrüstung^1 und verbessert deine \\cYVERTEIDIGUNG./",</text:p>
          </table:table-cell>
          <table:table-cell table:number-columns-repeated="7"/>
          <table:table-cell office:value-type="string" calcext:value-type="string">
            <text:p>Zeilennummer 1041: "* That ribbon is ARMOR^1, Kris^1!&amp;* It increases defens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041: "* Warum ziehst du sie nicht mal an?/",</text:p>
          </table:table-cell>
          <table:table-cell table:number-columns-repeated="7"/>
          <table:table-cell office:value-type="string" calcext:value-type="string">
            <text:p>Zeilennummer 1041: "* Why don't you try wearing it in the EQUIPMENT menu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041: "\\E8* Ich denke sie steht dir!/%",</text:p>
          </table:table-cell>
          <table:table-cell table:number-columns-repeated="7"/>
          <table:table-cell office:value-type="string" calcext:value-type="string">
            <text:p>Zeilennummer 1041: "\\E8* I think it'd look great on you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041: "* (Doch da^1, von wo ich herkomme^1, packt man nicht zu viel^1,\\cY~1\\cW.)/%",</text:p>
          </table:table-cell>
          <table:table-cell table:number-columns-repeated="7"/>
          <table:table-cell office:value-type="string" calcext:value-type="string">
            <text:p>Zeilennummer 1041: "* (But you were carrying too many \\cY~1\\cW.)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041: "* (Es öffnet nicht.)/%",</text:p>
          </table:table-cell>
          <table:table-cell table:number-columns-repeated="7"/>
          <table:table-cell office:value-type="string" calcext:value-type="string">
            <text:p>Zeilennummer 1041: "* (It won't open.)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041: "* (Die Kiste ist komplett leer.)/%",</text:p>
          </table:table-cell>
          <table:table-cell table:number-columns-repeated="7"/>
          <table:table-cell office:value-type="string" calcext:value-type="string">
            <text:p>Zeilennummer 1041: "* (The chest is empty.)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041: "* (Die Kiste ist komplett leer.)&amp;* (Nun, außer ein paar Papierfetzen.)/%",</text:p>
          </table:table-cell>
          <table:table-cell table:number-columns-repeated="7"/>
          <table:table-cell office:value-type="string" calcext:value-type="string">
            <text:p>Zeilennummer 1041: "* (The chest is empty.)&amp;* (Well, except for some paper scraps.)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041: "* (Die Kiste ist komplett leer.)&amp;* (Nun^1, außer ein paar Minzteile..)/",</text:p>
          </table:table-cell>
          <table:table-cell table:number-columns-repeated="7"/>
          <table:table-cell office:value-type="string" calcext:value-type="string">
            <text:p>Zeilennummer 1041: "* (The chest is empty.)&amp;* (Well^1, except for some minty shards.)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041: "* Bitte iss sie nicht^1, Kris.../%",</text:p>
          </table:table-cell>
          <table:table-cell table:number-columns-repeated="7"/>
          <table:table-cell office:value-type="string" calcext:value-type="string">
            <text:p>Zeilennummer 1041: "* Please don't eat those^1, Kris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041: "* (Die Kiste ist komplett leer.)&amp;* (Nun^1, außer ein paar Minzteile.)/",</text:p>
          </table:table-cell>
          <table:table-cell table:number-columns-repeated="7"/>
          <table:table-cell office:value-type="string" calcext:value-type="string">
            <text:p>Zeilennummer 1041: "* (The chest is empty.)&amp;* (Well^1, except for some minty shards.)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041: "* Um^1, Bitte iss sie nicht^1, Susie.../",</text:p>
          </table:table-cell>
          <table:table-cell table:number-columns-repeated="7"/>
          <table:table-cell office:value-type="string" calcext:value-type="string">
            <text:p>Zeilennummer 1041: "* Um^1, please don't eat those^1, Susie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041: "* Was!^1? Versuchst du sie vor etwas zu retten1!?/%",</text:p>
          </table:table-cell>
          <table:table-cell table:number-columns-repeated="7"/>
          <table:table-cell office:value-type="string" calcext:value-type="string">
            <text:p>Zeilennummer 1041: "* What!^1? Are you saving them for something!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041: "* (Die Kiste ist komplett leer.)&amp;* (Ja^1, der vorherige Inhalt ist auch weg.)/%",</text:p>
          </table:table-cell>
          <table:table-cell table:number-columns-repeated="7"/>
          <table:table-cell office:value-type="string" calcext:value-type="string">
            <text:p>Zeilennummer 1041: "* (The chest is empty.)&amp;* (Well, except for some vowels.)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041: "NULL",</text:p>
          </table:table-cell>
          <table:table-cell table:number-columns-repeated="7"/>
          <table:table-cell office:value-type="string" calcext:value-type="string">
            <text:p>Zeilennummer 1041: "NULL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041: "NULL2",</text:p>
          </table:table-cell>
          <table:table-cell table:number-columns-repeated="7"/>
          <table:table-cell office:value-type="string" calcext:value-type="string">
            <text:p>Zeilennummer 1041: "NULL2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041: " <text:s/>zur \"\\cYAUSRÜSTUNG\"",</text:p>
          </table:table-cell>
          <table:table-cell table:number-columns-repeated="7"/>
          <table:table-cell office:value-type="string" calcext:value-type="string">
            <text:p>Zeilennummer 1041: "ARMORs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041: " <text:s/>zu den \"\\cYWAFFEN\"",</text:p>
          </table:table-cell>
          <table:table-cell table:number-columns-repeated="7"/>
          <table:table-cell office:value-type="string" calcext:value-type="string">
            <text:p>Zeilennummer 1041: "WEAPONs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041: " <text:s/>zu den \"\\cYITEMs\"",</text:p>
          </table:table-cell>
          <table:table-cell table:number-columns-repeated="7"/>
          <table:table-cell office:value-type="string" calcext:value-type="string">
            <text:p>Zeilennummer 1041: "ITEMs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041: " <text:s/>zu den \"\\cYWICHTIGEN ITEMs",</text:p>
          </table:table-cell>
          <table:table-cell table:number-columns-repeated="7"/>
          <table:table-cell office:value-type="string" calcext:value-type="string">
            <text:p>Zeilennummer 1041: "KEY ITEMs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041: "GELDLOCH",</text:p>
          </table:table-cell>
          <table:table-cell table:number-columns-repeated="7"/>
          <table:table-cell office:value-type="string" calcext:value-type="string">
            <text:p>Zeilennummer 1041: "MONEY HOLE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041: " Dunkle Dollar",</text:p>
          </table:table-cell>
          <table:table-cell table:number-columns-repeated="7"/>
          <table:table-cell office:value-type="string" calcext:value-type="string">
            <text:p>Zeilennummer 1041: " Dark Dollars"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3:00:44.709000000</meta:creation-date>
    <dc:date>2023-06-18T23:02:45.187000000</dc:date>
    <meta:editing-duration>PT2M</meta:editing-duration>
    <meta:editing-cycles>1</meta:editing-cycles>
    <meta:document-statistic meta:table-count="1" meta:cell-count="51" meta:object-count="0"/>
    <meta:generator>LibreOffice/7.4.3.2$Windows_X86_64 LibreOffice_project/1048a8393ae2eeec98dff31b5c133c5f1d08b890</meta:generator>
  </office:meta>
</office:document-meta>
</file>